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088f" officeooo:paragraph-rsid="0013088f"/>
    </style:style>
    <style:style style:name="P2" style:family="paragraph" style:parent-style-name="Standard">
      <style:paragraph-properties fo:text-align="justify" style:justify-single-word="false"/>
      <style:text-properties officeooo:rsid="0013088f" officeooo:paragraph-rsid="0013088f"/>
    </style:style>
    <style:style style:name="P3" style:family="paragraph" style:parent-style-name="Standard">
      <style:paragraph-properties fo:text-align="justify" style:justify-single-word="false"/>
      <style:text-properties officeooo:rsid="00148471" officeooo:paragraph-rsid="00148471"/>
    </style:style>
    <style:style style:name="P4" style:family="paragraph" style:parent-style-name="Standard">
      <style:paragraph-properties fo:text-align="justify" style:justify-single-word="false"/>
      <style:text-properties officeooo:rsid="00151bbb" officeooo:paragraph-rsid="00151bbb"/>
    </style:style>
    <style:style style:name="T1" style:family="text">
      <style:text-properties officeooo:rsid="00133631"/>
    </style:style>
    <style:style style:name="T2" style:family="text">
      <style:text-properties officeooo:rsid="00148471"/>
    </style:style>
    <style:style style:name="T3" style:family="text">
      <style:text-properties officeooo:rsid="0016a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 AO ASTERISK</text:p>
      <text:p text:style-name="P1"/>
      <text:p text:style-name="P2"><text:tab/>Asterisk é uma implementação de uma central telefônica PBX (Private Branch eXchange) em software, criada em 1999, possui licença GPL.</text:p>
      <text:p text:style-name="P2"><text:tab/>O Asterisk executa todas as funções de uma central telefônica convencional <text:span text:style-name="T2">através</text:span> das principais tecnologias de <text:span text:style-name="T1">comunicações</text:span> existentes no mercado, <text:span text:style-name="T2">como por exemplo linhas telefônicas analógicas, links de telefonia digital via placas de comunicação TDM (Time-Division Multiplexing) VoIP (Voice over IP) através dos protocolos SIP, H.323, IAX2, MGCP, Skinny, Google Talk, Skype, entre outros.</text:span></text:p>
      <text:p text:style-name="P2"><text:tab/>É <text:span text:style-name="T2">possível adicionar mais recursos ao Asterisk, sendo através do seu próprio plano de discagem, módulos customizados escritos em linguagem C, ou scripts escritos em Asterisk Gateway Interface (AGI).</text:span></text:p>
      <text:p text:style-name="P2"/>
      <text:p text:style-name="P4">SISTEMA</text:p>
      <text:p text:style-name="P4"/>
      <text:p text:style-name="P4"><text:tab/><text:span text:style-name="T3">O sistema discutido em questão, é um</text:span> sistema <text:span text:style-name="T3">que irá</text:span> gerenciar a forma como a instituição lida com o relacionamento com os clientes. Esse sistema deverá identificar quem está telefonando, caso esse já esteja previamente cadastrado no banco de dados da instituição, e exibir um resumo sobre o que essa pessoa já conversou anteriormente, sobre quais assuntos tratou, dúvidas ou problemas e se foram sanadas ou resolvidas, esse tipo de informação espera melhorar a eficiência do profissional em atender a demanda do cliente.</text:p>
      <text:p text:style-name="P2"><text:tab/></text:p>
      <text:p text:style-name="P3">Fontes</text:p>
      <text:p text:style-name="P3"/>
      <text:p text:style-name="P3"><text:a xlink:type="simple" xlink:href="https://www.profissionaisti.com.br/2010/10/introducao-ao-asterisk-o-que-e-como-funciona-e-como-instalar/" text:style-name="Internet_20_link" text:visited-style-name="Visited_20_Internet_20_Link">https://www.profissionaisti.com.br/2010/10/introducao-ao-asterisk-o-que-e-como-funciona-e-como-instalar/</text:a></text:p>
      <text:p text:style-name="P3"/>
      <text:p text:style-name="P3">–</text:p>
      <text:p text:style-name="P3"><text:a xlink:type="simple" xlink:href="https://www.voip-info.org/wiki/view/Asterisk-java" text:style-name="Internet_20_link" text:visited-style-name="Visited_20_Internet_20_Link">https://www.voip-info.org/wiki/view/Asterisk-java</text:a></text:p>
      <text:p text:style-name="P3"><text:a xlink:type="simple" xlink:href="http://asterisk-java.org/tutorial/" text:style-name="Internet_20_link" text:visited-style-name="Visited_20_Internet_20_Link">http://asterisk-java.org/tutorial/</text:a></text:p>
      <text:p text:style-name="P3"><text:a xlink:type="simple" xlink:href="https://github.com/asterisk-java/asterisk-java" text:style-name="Internet_20_link" text:visited-style-name="Visited_20_Internet_20_Link">https://github.com/asterisk-java/asterisk-java</text:a></text:p>
      <text:p text:style-name="P3"><text:a xlink:type="simple" xlink:href="http://www.jcgonzalez.com/asterisk-handle-calls-with-java-example" text:style-name="Internet_20_link" text:visited-style-name="Visited_20_Internet_20_Link">http://www.jcgonzalez.com/asterisk-handle-calls-with-java-example</text:a></text:p>
      <text:p text:style-name="P3"><text:a xlink:type="simple" xlink:href="https://www.codeproject.com/Tips/760770/Integrating-Asterisk-with-External-Systems" text:style-name="Internet_20_link" text:visited-style-name="Visited_20_Internet_20_Link">https://www.codeproject.com/Tips/760770/Integrating-Asterisk-with-External-Systems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9:12:17.577284108</meta:creation-date>
    <dc:date>2018-04-18T20:09:46.129796883</dc:date>
    <meta:editing-duration>PT27M15S</meta:editing-duration>
    <meta:editing-cycles>4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15" meta:word-count="197" meta:character-count="1665" meta:non-whitespace-character-count="1476"/>
  </office:meta>
</office:document-meta>
</file>